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7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47911453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062447873199cm 2.1707947751291cm)" svg:viewBox="0 0 903 662" svg:d="M527 644c137-64 329-219 367-367 35-139-27-185-184-243-155-57-351-32-459-3-276 72-309 187-173 370 136 181 313 308 449 243z">
          <text:p/>
        </draw:path>
        <draw:path draw:style-name="gr3" draw:text-style-name="P2" draw:layer="layout" svg:width="2.592cm" svg:height="2.224cm" draw:transform="rotate (-0.438601241026176) translate (4.3080522500762cm -0.4325531553789cm)" svg:viewBox="0 0 2593 2225" svg:d="M1799 1998c590-350 823-1216 791-1730s-672-177-658 88 80 670-402 972c-483 301-832-7-1083-163s-661 529-312 810c348 282 1073 373 1664 23z">
          <text:p/>
        </draw:path>
        <draw:path draw:style-name="gr4" draw:text-style-name="P2" draw:layer="layout" svg:width="0.903cm" svg:height="0.661cm" draw:transform="rotate (-2.15757602131539) translate (4.3589911071038cm 0.884615103832302cm)" svg:viewBox="0 0 904 662" svg:d="M527 644c137-64 329-219 367-368 35-139-27-185-184-242-156-57-351-32-459-3-277 72-309 187-173 370 136 181 313 308 449 243z">
          <text:p/>
        </draw:path>
        <draw:path draw:style-name="gr5" draw:text-style-name="P2" draw:layer="layout" svg:width="0.903cm" svg:height="0.661cm" draw:transform="rotate (-2.15757602131539) translate (6.7259911071038cm 0.658615103832295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8:36.722000000</dc:date>
    <meta:editing-duration>PT2M45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